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208834"/>
    </style:style>
    <style:style style:name="P10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11" style:family="paragraph" style:parent-style-name="Table_20_Contents" style:list-style-name="L2">
      <style:text-properties style:font-name="Arial" fo:font-style="normal" officeooo:rsid="002f660d" officeooo:paragraph-rsid="002f660d" style:font-style-asian="normal" style:font-style-complex="normal"/>
    </style:style>
    <style:style style:name="P12" style:family="paragraph" style:parent-style-name="Table_20_Contents" style:list-style-name="L3">
      <style:text-properties style:font-name="Arial" fo:font-style="normal" officeooo:rsid="0031584a" officeooo:paragraph-rsid="0031584a" style:font-style-asian="normal" style:font-style-complex="normal"/>
    </style:style>
    <style:style style:name="P13" style:family="paragraph" style:parent-style-name="Table_20_Contents" style:list-style-name="L2">
      <style:text-properties style:font-name="Arial" fo:font-style="italic" officeooo:rsid="0031584a" officeooo:paragraph-rsid="0031584a" style:font-style-asian="italic" style:font-style-complex="italic"/>
    </style:style>
    <style:style style:name="P14" style:family="paragraph" style:parent-style-name="Footer">
      <style:text-properties officeooo:paragraph-rsid="0032df1b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f660d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31584a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Module 4</text:p>
          </table:table-cell>
          <table:table-cell table:style-name="Tabelle1.C2" office:value-type="string">
            <text:list xml:id="list3793626931202118201" text:style-name="L1">
              <text:list-item>
                <text:p text:style-name="P10">Intro</text:p>
              </text:list-item>
              <text:list-item>
                <text:p text:style-name="P10">Arrays and For-each 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6">Arrays</text:p>
          </table:table-cell>
          <table:table-cell table:style-name="Tabelle1.C3" office:value-type="string">
            <text:list xml:id="list3142147027018187360" text:style-name="L2">
              <text:list-item>
                <text:p text:style-name="P11">Introduction to arrays. What are arrays?</text:p>
              </text:list-item>
              <text:list-item>
                <text:p text:style-name="P11">Variables <text:span text:style-name="T4">that can hold more than one value. Every element is associated with an index.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Arrays</text:p>
          </table:table-cell>
          <table:table-cell table:style-name="Tabelle1.C4" office:value-type="string">
            <text:list xml:id="list5951219887435207190" text:style-name="L3">
              <text:list-item>
                <text:p text:style-name="P12">Types of arrays in VBScript</text:p>
              </text:list-item>
              <text:list-item>
                <text:p text:style-name="P12">Fixed-size / dynamic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Fixed-size arrays</text:p>
          </table:table-cell>
          <table:table-cell table:style-name="Tabelle1.C11" office:value-type="string">
            <text:list xml:id="list211314560808321" text:continue-list="list3142147027018187360" text:style-name="L2">
              <text:list-item>
                <text:p text:style-name="P13">(Explain fixed-size arrays; Array declaration in general; zero-based index; array slo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7">Example4-1.vbs</text:p>
          </table:table-cell>
          <table:table-cell table:style-name="Tabelle1.C11" office:value-type="string">
            <text:list xml:id="list211314893425590" text:continue-numbering="true" text:style-name="L2">
              <text:list-item>
                <text:p text:style-name="P13">(Walk through example. Motivation: declare an array; set values; access values; special focus on indice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7">Dynamic arrays</text:p>
          </table:table-cell>
          <table:table-cell table:style-name="Tabelle1.C11" office:value-type="string">
            <text:list xml:id="list211316363677666" text:continue-numbering="true" text:style-name="L2">
              <text:list-item>
                <text:p text:style-name="P13">(Explain difference to fixed-size arrays</text:p>
              </text:list-item>
              <text:list-item>
                <text:p text:style-name="P13">Redim and losing values → Preserve)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7">Example4-2.vbs</text:p>
          </table:table-cell>
          <table:table-cell table:style-name="Tabelle1.C11" office:value-type="string">
            <text:list xml:id="list211314569105211" text:continue-numbering="true" text:style-name="L2">
              <text:list-item>
                <text:p text:style-name="P13">(Walk through example; show difference to Example4-2.vb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7">Helper functions</text:p>
          </table:table-cell>
          <table:table-cell table:style-name="Tabelle1.C11" office:value-type="string">
            <text:list xml:id="list211314808930442" text:continue-numbering="true" text:style-name="L2">
              <text:list-item>
                <text:p text:style-name="P13">Explain Ubound and Is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7">Example4-3.vbs</text:p>
          </table:table-cell>
          <table:table-cell table:style-name="Tabelle1.C11" office:value-type="string">
            <text:list xml:id="list211316612794797" text:continue-numbering="true" text:style-name="L2">
              <text:list-item>
                <text:p text:style-name="P13">(Walk through example. Explain interplay of Redim and Ubound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7">For Each loop</text:p>
          </table:table-cell>
          <table:table-cell table:style-name="Tabelle1.C11" office:value-type="string">
            <text:list xml:id="list211315102742004" text:continue-numbering="true" text:style-name="L2">
              <text:list-item>
                <text:p text:style-name="P13">Back to loops; Explain syntax of for-each loop. When to use for-each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1</text:p>
          </table:table-cell>
          <table:table-cell table:style-name="Tabelle1.A2" office:value-type="string">
            <text:p text:style-name="P7">Example4-4.vbs</text:p>
          </table:table-cell>
          <table:table-cell table:style-name="Tabelle1.C12" office:value-type="string">
            <text:list xml:id="list211315190419865" text:continue-numbering="true" text:style-name="L2">
              <text:list-item>
                <text:p text:style-name="P13">Walk through examples; Show how arrays and for loop go together; show for-each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2df1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53S</meta:editing-duration>
    <meta:editing-cycles>21</meta:editing-cycles>
    <meta:generator>LibreOffice/5.1.2.2$Windows_x86 LibreOffice_project/d3bf12ecb743fc0d20e0be0c58ca359301eb705f</meta:generator>
    <dc:date>2017-08-07T21:13:14.058000000</dc:date>
    <meta:document-statistic meta:table-count="2" meta:image-count="1" meta:object-count="0" meta:page-count="2" meta:paragraph-count="45" meta:word-count="197" meta:character-count="1217" meta:non-whitespace-character-count="103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